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Have NOAA At Home</text:p>
      <text:p text:style-name="Standard"/>
      <text:p text:style-name="Standard">One of the (many) things I've been doing recently to combat my existential dread at, well, *gestures widely at the dumpster fire of worm-eaten billionare oligargchs my countryfolk decided were fit to rule us* is something I've colloquially been referring to as Eco Goblin-ing!</text:p>
      <text:p text:style-name="Standard"/>
      <text:p text:style-name="Standard">The idea is - if I can make it, thrift it, or find it in the garbage, I will. If I can make it <text:span text:style-name="T1">out of garbage</text:span><text:span text:style-name="T2"> even better! This has led to a number of ongoing projects including:</text:span></text:p>
      <text:p text:style-name="Standard"><text:span text:style-name="T2"/></text:p>
      <text:list xml:id="list7047469538542791024" text:style-name="L1">
        <text:list-item>
          <text:p text:style-name="P1"><text:span text:style-name="T2">a beach mat woven from old t-shirts, socks, and underwear</text:span></text:p>
        </text:list-item>
        <text:list-item>
          <text:p text:style-name="P1"><text:span text:style-name="T2">socks crocheted from yarn I got for $1 at a garage sale (with a hook I got at the craft thrift store)</text:span></text:p>
        </text:list-item>
        <text:list-item>
          <text:p text:style-name="P1"><text:span text:style-name="T2">A garden full of <text:s/>pots repurposed from buckets I found on the beach after the last storm (supplemented with kitchen scraps and mulch from the free pile at a local park.) The stained glass hanging and woven tucan planter were also garbage finds, as was the shelf. As was the raised bed. You get the idea.</text:span></text:p>
        </text:list-item>
        <text:list-item>
          <text:p text:style-name="P1"><text:span text:style-name="T2">"Jamba Juice At Home" with a 1990s juicer I found at Goodwill (see above: kitchen scraps to supplement garden)</text:span></text:p>
        </text:list-item>
        <text:list-item>
          <text:p text:style-name="P1"><text:span text:style-name="T2">Making my own soap, lotion, muscle balm, and skincare products in the kitchen, mostly out of a large bucket of shea butter I obtained in bulk last year.</text:span></text:p>
        </text:list-item>
        <text:list-item>
          <text:p text:style-name="P1"><text:span text:style-name="T2">Canning applesauce, chicken broth, and cole slaw (made from free apples, vegetable scraps and meat bones, and a massive leftover head of cabbage, respectively.)</text:span></text:p>
        </text:list-item>
        <text:list-item>
          <text:p text:style-name="P1"><text:span text:style-name="T2">A reusable bag made out of washed cat food bags and quilt binding.</text:span></text:p>
        </text:list-item>
        <text:list-item>
          <text:p text:style-name="P1"><text:span text:style-name="T2">Countless mended, repurposed, and otherwise re-imagined clothing items</text:span></text:p>
        </text:list-item>
        <text:list-item>
          <text:p text:style-name="P1"><text:span text:style-name="T2">I've been experimenting with cheesemaking and I want to try growing mushrooms again this summer - subsequently I've been on the lookout for a metal shelf and a mini-fridge on freecycle to use as a cheese cave.</text:span></text:p>
        </text:list-item>
      </text:list>
      <text:p text:style-name="Standard"><text:span text:style-name="T2"/></text:p>
      <text:p text:style-name="Standard"><text:span text:style-name="T2">I've been gradually embracing Eco Goblin Life for the last 4 or 5 years, but began again in earnest last winter once I realized things were about to get shitty in new and exciting ways. One of the things I've been most fascinated recently with has been learning to predict the weather. I've even got Chuck on the train, although to be fair he has been wonderfully supportive and enthusiastic about all my weird schemes. </text:span></text:p>
      <text:p text:style-name="Standard"><text:span text:style-name="T2"/></text:p>
      <text:p text:style-name="Standard"><text:span text:style-name="T2">Our weather journal. It's not perfect yet - next month I want to make some new columns (wind, clouds, rainfall, pressure gauge, AND comments) so I can more easily track data. I may even program something in the future to be able to enter data digitally instead of tracking it in the notebook. This cloud book (found secondhand on thriftbooks) has also been incredibly useful. </text:span></text:p>
      <text:p text:style-name="Standard"><text:span text:style-name="T2"/></text:p>
      <text:p text:style-name="Standard"><text:span text:style-name="T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25-04-26T09:15:47.43</meta:creation-date>
    <dc:date>2025-04-26T09:43:29.02</dc:date>
    <dc:creator>A W</dc:creator>
    <meta:editing-duration>PT11M21S</meta:editing-duration>
    <meta:editing-cycles>2</meta:editing-cycles>
    <meta:generator>OpenOffice/4.1.15$Win32 OpenOffice.org_project/4115m2$Build-9813</meta:generator>
    <meta:document-statistic meta:table-count="0" meta:image-count="0" meta:object-count="0" meta:page-count="1" meta:paragraph-count="14" meta:word-count="445" meta:character-count="2498"/>
  </office:meta>
</office:document-meta>
</file>